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0000000E3861F1E98.png"/>
  <manifest:file-entry manifest:media-type="image/png" manifest:full-path="Pictures/1000000000000237000000DF2B2F8B04.png"/>
  <manifest:file-entry manifest:media-type="image/png" manifest:full-path="Pictures/10000000000002890000014FD0C02411.png"/>
  <manifest:file-entry manifest:media-type="image/png" manifest:full-path="Pictures/10000000000002410000016143971024.png"/>
  <manifest:file-entry manifest:media-type="image/png" manifest:full-path="Pictures/10000000000005900000027B72ACFC9A.png"/>
  <manifest:file-entry manifest:media-type="image/png" manifest:full-path="Pictures/10000000000002260000015972E564DA.png"/>
  <manifest:file-entry manifest:media-type="image/png" manifest:full-path="Pictures/10000000000001E9000000D2D2B1F2A9.png"/>
  <manifest:file-entry manifest:media-type="image/png" manifest:full-path="Pictures/1000000000000280000000E936609D3B.png"/>
  <manifest:file-entry manifest:media-type="image/png" manifest:full-path="Pictures/10000000000001FC0000009D04D1228B.png"/>
  <manifest:file-entry manifest:media-type="image/png" manifest:full-path="Pictures/1000000000000254000000CF1076DA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0" text:anchor-type="paragraph" svg:x="-1.727cm" svg:y="3.258cm" svg:width="29.425cm" svg:height="13.123cm" draw:z-index="8"><draw:image xlink:href="Pictures/10000000000005900000027B72ACFC9A.png" xlink:type="simple" xlink:show="embed" xlink:actuate="onLoad"/></draw:frame></text:p>
      <text:p text:style-name="P1"><draw:frame draw:style-name="fr1" draw:name="graphics4" text:anchor-type="paragraph" svg:x="13.614cm" svg:y="7.345cm" svg:width="13.698cm" svg:height="5.387cm" draw:z-index="3"><draw:image xlink:href="Pictures/1000000000000237000000DF2B2F8B04.png" xlink:type="simple" xlink:show="embed" xlink:actuate="onLoad"/></draw:frame><draw:frame draw:style-name="fr1" draw:name="graphics3" text:anchor-type="paragraph" svg:x="13.615cm" svg:y="-1.418cm" svg:width="13.721cm" svg:height="8.394cm" draw:z-index="2"><draw:image xlink:href="Pictures/10000000000002410000016143971024.png" xlink:type="simple" xlink:show="embed" xlink:actuate="onLoad"/></draw:frame><draw:frame draw:style-name="fr1" draw:name="graphics1" text:anchor-type="paragraph" svg:x="-1.614cm" svg:y="-0.656cm" svg:width="14.45cm" svg:height="7.459cm" draw:z-index="0"><draw:image xlink:href="Pictures/10000000000002890000014FD0C02411.png" xlink:type="simple" xlink:show="embed" xlink:actuate="onLoad"/></draw:frame></text:p>
      <text:p text:style-name="Standard"/>
      <text:p text:style-name="Standard"><draw:frame draw:style-name="fr1" draw:name="graphics2" text:anchor-type="paragraph" svg:x="-1.379cm" svg:y="1.492cm" svg:width="12.086cm" svg:height="7.581cm" draw:z-index="1"><draw:image xlink:href="Pictures/10000000000002260000015972E564DA.png" xlink:type="simple" xlink:show="embed" xlink:actuate="onLoad"/></draw:frame><draw:frame draw:style-name="fr1" draw:name="graphics5" text:anchor-type="paragraph" svg:x="13.45cm" svg:y="6.299cm" svg:width="13.996cm" svg:height="4.861cm" draw:z-index="4"><draw:image xlink:href="Pictures/1000000000000254000000CF1076DA03.png" xlink:type="simple" xlink:show="embed" xlink:actuate="onLoad"/></draw:frame></text:p>
      <text:p text:style-name="P1"><draw:frame draw:style-name="fr2" draw:name="graphics12" text:anchor-type="paragraph" svg:x="11.596cm" svg:y="-0.907cm" svg:width="15.459cm" svg:height="5.629cm" draw:z-index="5"><draw:image xlink:href="Pictures/1000000000000280000000E936609D3B.png" xlink:type="simple" xlink:show="embed" xlink:actuate="onLoad"/></draw:frame><draw:frame draw:style-name="fr2" draw:name="graphics13" text:anchor-type="paragraph" svg:x="11.506cm" svg:y="5.202cm" svg:width="11.4cm" svg:height="4.897cm" draw:z-index="6"><draw:image xlink:href="Pictures/10000000000001E9000000D2D2B1F2A9.png" xlink:type="simple" xlink:show="embed" xlink:actuate="onLoad"/></draw:frame><draw:frame draw:style-name="fr2" draw:name="graphics6" text:anchor-type="paragraph" svg:x="-1.39cm" svg:y="0.025cm" svg:width="12.458cm" svg:height="3.851cm" draw:z-index="9"><draw:image xlink:href="Pictures/10000000000001FC0000009D04D1228B.png" xlink:type="simple" xlink:show="embed" xlink:actuate="onLoad"/></draw:frame></text:p>
      <text:p text:style-name="Standard"><draw:frame draw:style-name="fr2" draw:name="graphics14" text:anchor-type="paragraph" svg:x="11.434cm" svg:y="0.265cm" svg:width="15.064cm" svg:height="5.623cm" draw:z-index="7"><draw:image xlink:href="Pictures/1000000000000260000000E3861F1E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6-08-01T16:47:18.62</meta:creation-date>
    <meta:printed-by>Edward Willink</meta:printed-by>
    <meta:print-date>2016-08-01T19:09:20.71</meta:print-date>
    <dc:date>2017-04-12T18:17:53.11</dc:date>
    <dc:creator>Edward Willink</dc:creator>
    <meta:editing-duration>P1DT1H3M51S</meta:editing-duration>
    <meta:editing-cycles>4</meta:editing-cycles>
    <meta:generator>OpenOffice/4.1.3$Win32 OpenOffice.org_project/413m1$Build-9783</meta:generator>
    <meta:document-statistic meta:table-count="0" meta:image-count="10" meta:object-count="0" meta:page-count="3" meta:paragraph-count="0" meta:word-count="0" meta:character-count="0"/>
  </office:meta>
</office:document-meta>
</file>